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color="#595959" draw:fill-color="#400d9a" draw:textarea-horizontal-align="justify" draw:textarea-vertical-align="middle" draw:auto-grow-height="false" fo:min-height="1.011cm" fo:min-width="3.174cm"/>
    </style:style>
    <style:style style:name="gr2" style:family="graphic" style:parent-style-name="standard">
      <style:graphic-properties svg:stroke-color="#b2b2b2" draw:fill="none" draw:textarea-horizontal-align="justify" draw:textarea-vertical-align="middle" draw:auto-grow-height="false" fo:min-height="1.02cm" fo:min-width="0.77cm"/>
    </style:style>
    <style:style style:name="gr3" style:family="graphic" style:parent-style-name="standard">
      <style:graphic-properties svg:stroke-color="#b2b2b2" draw:fill="none" draw:textarea-horizontal-align="justify" draw:textarea-vertical-align="bottom" draw:auto-grow-height="false" fo:min-height="1.02cm" fo:min-width="0.77cm"/>
    </style:style>
    <style:style style:name="gr4" style:family="graphic" style:parent-style-name="standard">
      <style:graphic-properties svg:stroke-color="#b2b2b2" draw:fill="none" draw:textarea-horizontal-align="justify" draw:textarea-vertical-align="top" draw:auto-grow-height="false" fo:min-height="1.02cm" fo:min-width="0.77cm"/>
    </style:style>
    <style:style style:name="gr5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svg:stroke-color="#b2b2b2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47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5cm" fo:min-width="1.827cm"/>
    </style:style>
    <style:style style:name="gr10" style:family="graphic" style:parent-style-name="standard">
      <style:graphic-properties svg:stroke-color="#b2b2b2" draw:fill="solid" draw:fill-color="#007826" draw:textarea-horizontal-align="justify" draw:textarea-vertical-align="middle" draw:auto-grow-height="false" fo:min-height="1.02cm" fo:min-width="0.77cm"/>
    </style:style>
    <style:style style:name="gr11" style:family="graphic" style:parent-style-name="standard">
      <style:graphic-properties svg:stroke-color="#b2b2b2" draw:fill="solid" draw:fill-color="#007826" draw:textarea-horizontal-align="justify" draw:textarea-vertical-align="bottom" draw:auto-grow-height="false" fo:min-height="1.02cm" fo:min-width="0.77cm"/>
    </style:style>
    <style:style style:name="gr12" style:family="graphic" style:parent-style-name="standard">
      <style:graphic-properties svg:stroke-color="#b2b2b2" draw:fill="solid" draw:fill-color="#cc3300" draw:textarea-horizontal-align="justify" draw:textarea-vertical-align="bottom" draw:auto-grow-height="false" fo:min-height="1.02cm" fo:min-width="0.77cm"/>
    </style:style>
    <style:style style:name="gr13" style:family="graphic" style:parent-style-name="standard">
      <style:graphic-properties svg:stroke-color="#b2b2b2" draw:fill="solid" draw:fill-color="#006666" draw:textarea-horizontal-align="justify" draw:textarea-vertical-align="top" draw:auto-grow-height="false" fo:min-height="1.02cm" fo:min-width="0.77cm"/>
    </style:style>
    <style:style style:name="gr14" style:family="graphic" style:parent-style-name="standard">
      <style:graphic-properties svg:stroke-color="#b2b2b2" draw:fill="solid" draw:fill-color="#006666" draw:textarea-horizontal-align="justify" draw:textarea-vertical-align="bottom" draw:auto-grow-height="false" fo:min-height="1.02cm" fo:min-width="0.77cm"/>
    </style:style>
    <style:style style:name="gr15" style:family="graphic" style:parent-style-name="standard">
      <style:graphic-properties svg:stroke-color="#b2b2b2" draw:fill="solid" draw:fill-color="#006666" draw:textarea-horizontal-align="justify" draw:textarea-vertical-align="middle" draw:auto-grow-height="false" fo:min-height="1.02cm" fo:min-width="0.77cm"/>
    </style:style>
    <style:style style:name="gr16" style:family="graphic" style:parent-style-name="objectwithoutfill">
      <style:graphic-properties draw:stroke="dash" draw:stroke-dash="Fine_20_Dashed" svg:stroke-color="#ffffff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4.007cm"/>
    </style:style>
    <style:style style:name="gr18" style:family="graphic" style:parent-style-name="objectwithoutfill">
      <style:graphic-properties draw:stroke="dash" draw:stroke-dash="Fine_20_Dashed" svg:stroke-color="#007826" draw:marker-end="" draw:marker-end-width="0.3cm" draw:fill="none" draw:textarea-vertical-align="middle"/>
    </style:style>
    <style:style style:name="gr19" style:family="graphic" style:parent-style-name="objectwithoutfill">
      <style:graphic-properties draw:stroke="dash" draw:stroke-dash="Fine_20_Dashed" svg:stroke-color="#400d9a" draw:marker-end="" draw:marker-end-width="0.3cm" draw:fill="none" draw:textarea-vertical-align="middle"/>
    </style:style>
    <style:style style:name="gr20" style:family="graphic" style:parent-style-name="objectwithoutfill">
      <style:graphic-properties draw:stroke="dash" draw:stroke-dash="Fine_20_Dashed" svg:stroke-color="#006666" draw:marker-end="" draw:marker-end-width="0.3cm" draw:fill="none" draw:textarea-vertical-align="middle"/>
    </style:style>
    <style:style style:name="gr21" style:family="graphic" style:parent-style-name="standard">
      <style:graphic-properties svg:stroke-color="#595959" draw:textarea-horizontal-align="justify" draw:textarea-vertical-align="middle" draw:auto-grow-height="false" fo:min-height="0.896cm" fo:min-width="1.916cm"/>
    </style:style>
    <style:style style:name="gr22" style:family="graphic" style:parent-style-name="standard">
      <style:graphic-properties svg:stroke-color="#595959" draw:textarea-horizontal-align="justify" draw:textarea-vertical-align="middle" draw:auto-grow-height="false" fo:min-height="0.896cm" fo:min-width="1.915cm"/>
    </style:style>
    <style:style style:name="gr23" style:family="graphic" style:parent-style-name="objectwithoutfill">
      <style:graphic-properties svg:stroke-color="#ffffff" draw:marker-end="Arrow" draw:marker-end-width="0.203cm" draw:fill="none" draw:textarea-vertical-align="middle"/>
    </style:style>
    <style:style style:name="gr24" style:family="graphic" style:parent-style-name="standard">
      <style:graphic-properties svg:stroke-color="#595959" draw:fill="none" draw:textarea-horizontal-align="justify" draw:textarea-vertical-align="middle" draw:auto-grow-height="false" fo:min-height="0.648cm" fo:min-width="1.296cm"/>
    </style:style>
    <style:style style:name="gr25" style:family="graphic" style:parent-style-name="objectwithoutfill">
      <style:graphic-properties draw:stroke="solid" svg:stroke-color="#ffffff" draw:marker-end="Arrow" draw:marker-end-width="0.20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400d9a"/>
      <style:paragraph-properties fo:text-align="center"/>
      <style:text-properties fo:color="#ffffff" style:font-name="PT Sans"/>
    </style:style>
    <style:style style:name="P3" style:family="paragraph">
      <loext:graphic-properties draw:fill="none"/>
      <style:paragraph-properties fo:text-align="center"/>
      <style:text-properties fo:color="#ffffff" style:font-name="PT Sans" fo:font-size="32pt" style:font-size-asian="32pt" style:font-size-complex="32pt"/>
    </style:style>
    <style:style style:name="P4" style:family="paragraph">
      <style:paragraph-properties fo:margin-top="0cm" fo:margin-bottom="0cm" fo:text-align="center" style:text-autospace="none"/>
    </style:style>
    <style:style style:name="P5" style:family="paragraph">
      <loext:graphic-properties draw:fill="none"/>
      <style:paragraph-properties fo:margin-top="0cm" fo:margin-bottom="0cm" fo:text-align="center" style:text-autospace="none"/>
      <style:text-properties fo:color="#ffffff" style:font-name="PT Sans" fo:font-size="22.5pt" style:font-name-asian="DejaVu Sans Mono" style:font-size-asian="22.5pt" style:font-name-complex="DejaVu Sans Mono" style:font-size-complex="22.5pt"/>
    </style:style>
    <style:style style:name="P6" style:family="paragraph">
      <style:paragraph-properties fo:text-align="center" style:text-autospace="none"/>
    </style:style>
    <style:style style:name="P7" style:family="paragraph">
      <loext:graphic-properties draw:fill="none"/>
      <style:paragraph-properties fo:text-align="center" style:text-autospace="none"/>
      <style:text-properties fo:color="#ffffff" style:font-name="PT Sans" fo:font-size="22.5pt" style:font-name-asian="DejaVu Sans Mono" style:font-size-asian="22.5pt" style:font-name-complex="DejaVu Sans Mono" style:font-size-complex="22.5pt"/>
    </style:style>
    <style:style style:name="P8" style:family="paragraph">
      <loext:graphic-properties draw:fill="none"/>
      <style:paragraph-properties fo:text-align="center" style:text-autospace="none"/>
      <style:text-properties fo:color="#ffffff" style:font-name="PT Sans" fo:font-size="36pt" style:font-name-asian="DejaVu Sans Mono" style:font-size-asian="36pt" style:font-name-complex="DejaVu Sans Mono" style:font-size-complex="3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style:font-name="PT Sans"/>
    </style:style>
    <style:style style:name="P11" style:family="paragraph">
      <loext:graphic-properties draw:fill="none" draw:fill-color="#ffffff"/>
      <style:paragraph-properties fo:text-align="center"/>
      <style:text-properties style:font-name="PT Sans"/>
    </style:style>
    <style:style style:name="P12" style:family="paragraph">
      <loext:graphic-properties draw:fill="solid" draw:fill-color="#007826"/>
      <style:paragraph-properties fo:text-align="center"/>
      <style:text-properties fo:color="#ffffff" style:font-name="PT Sans" fo:font-size="32pt" style:font-size-asian="32pt" style:font-size-complex="32pt"/>
    </style:style>
    <style:style style:name="P13" style:family="paragraph">
      <loext:graphic-properties draw:fill="solid" draw:fill-color="#007826"/>
      <style:paragraph-properties fo:margin-top="0cm" fo:margin-bottom="0cm" fo:text-align="center" style:text-autospace="none"/>
      <style:text-properties fo:color="#ffffff" style:font-name="PT Sans" fo:font-size="22.5pt" style:font-name-asian="DejaVu Sans Mono" style:font-size-asian="22.5pt" style:font-name-complex="DejaVu Sans Mono" style:font-size-complex="22.5pt"/>
    </style:style>
    <style:style style:name="P14" style:family="paragraph">
      <loext:graphic-properties draw:fill="solid" draw:fill-color="#007826"/>
      <style:paragraph-properties fo:text-align="center" style:text-autospace="none"/>
      <style:text-properties fo:color="#ffffff" style:font-name="PT Sans" fo:font-size="22.5pt" style:font-name-asian="DejaVu Sans Mono" style:font-size-asian="22.5pt" style:font-name-complex="DejaVu Sans Mono" style:font-size-complex="22.5pt"/>
    </style:style>
    <style:style style:name="P15" style:family="paragraph">
      <loext:graphic-properties draw:fill="solid" draw:fill-color="#cc3300"/>
      <style:paragraph-properties fo:text-align="center" style:text-autospace="none"/>
      <style:text-properties fo:color="#ffffff" style:font-name="PT Sans" fo:font-size="22.5pt" style:font-name-asian="DejaVu Sans Mono" style:font-size-asian="22.5pt" style:font-name-complex="DejaVu Sans Mono" style:font-size-complex="22.5pt"/>
    </style:style>
    <style:style style:name="P16" style:family="paragraph">
      <loext:graphic-properties draw:fill="solid" draw:fill-color="#006666"/>
      <style:paragraph-properties fo:text-align="center" style:text-autospace="none"/>
      <style:text-properties fo:color="#ffffff" style:font-name="PT Sans" fo:font-size="36pt" style:font-name-asian="DejaVu Sans Mono" style:font-size-asian="36pt" style:font-name-complex="DejaVu Sans Mono" style:font-size-complex="36pt"/>
    </style:style>
    <style:style style:name="P17" style:family="paragraph">
      <loext:graphic-properties draw:fill="solid" draw:fill-color="#006666"/>
      <style:paragraph-properties fo:text-align="center" style:text-autospace="none"/>
      <style:text-properties fo:color="#ffffff" style:font-name="PT Sans" fo:font-size="22.5pt" style:font-name-asian="DejaVu Sans Mono" style:font-size-asian="22.5pt" style:font-name-complex="DejaVu Sans Mono" style:font-size-complex="22.5pt"/>
    </style:style>
    <style:style style:name="P18" style:family="paragraph">
      <loext:graphic-properties draw:fill="solid" draw:fill-color="#006666"/>
      <style:paragraph-properties fo:margin-top="0cm" fo:margin-bottom="0cm" fo:text-align="center" style:text-autospace="none"/>
      <style:text-properties fo:color="#ffffff" style:font-name="PT Sans" fo:font-size="22.5pt" style:font-name-asian="DejaVu Sans Mono" style:font-size-asian="22.5pt" style:font-name-complex="DejaVu Sans Mono" style:font-size-complex="22.5pt"/>
    </style:style>
    <style:style style:name="P19" style:family="paragraph">
      <loext:graphic-properties draw:fill="none" draw:fill-color="#ffffff"/>
      <style:text-properties style:font-name="PT Sans" fo:font-size="36pt" style:font-size-asian="36pt" style:font-size-complex="36pt"/>
    </style:style>
    <style:style style:name="P20" style:family="paragraph">
      <style:paragraph-properties fo:text-align="center"/>
      <style:text-properties style:font-name="PT Sans"/>
    </style:style>
    <style:style style:name="P21" style:family="paragraph">
      <loext:graphic-properties draw:fill="none"/>
      <style:paragraph-properties fo:text-align="center"/>
      <style:text-properties style:font-name="PT Sans"/>
    </style:style>
    <style:style style:name="T1" style:family="text">
      <style:text-properties fo:color="#ffffff" style:font-name="PT Sans"/>
    </style:style>
    <style:style style:name="T2" style:family="text">
      <style:text-properties fo:color="#ffffff" style:font-name="PT Sans" fo:font-size="32pt" style:font-size-asian="32pt" style:font-size-complex="32pt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PT Sans" fo:font-size="32pt" fo:font-style="normal" fo:text-shadow="none" style:text-underline-style="none" fo:font-weight="normal" style:letter-kerning="true" style:font-name-asian="DejaVu Sans Mono" style:font-size-asian="32pt" style:font-style-asian="normal" style:font-weight-asian="normal" style:font-name-complex="DejaVu Sans Mono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PT Sans" fo:font-size="36pt" fo:font-style="normal" fo:text-shadow="none" style:text-underline-style="none" fo:font-weight="normal" style:letter-kerning="true" style:font-name-asian="DejaVu Sans Mono" style:font-size-asian="36pt" style:font-style-asian="normal" style:font-weight-asian="normal" style:font-name-complex="DejaVu Sans Mono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PT Sans" fo:font-size="22.5pt" fo:font-style="normal" fo:text-shadow="none" style:text-underline-style="none" fo:font-weight="normal" style:letter-kerning="true" style:font-name-asian="DejaVu Sans Mono" style:font-size-asian="22.5pt" style:font-style-asian="normal" style:font-weight-asian="normal" style:font-name-complex="DejaVu Sans Mono" style:font-size-complex="22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PT Sans"/>
    </style:style>
    <style:style style:name="T7" style:family="text">
      <style:text-properties style:font-name="PT Sans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81cm" svg:height="1.397cm" svg:x="7.35cm" svg:y="4.81cm">
          <text:p text:style-name="P1"><text:span text:style-name="T1">a</text:span><text:span text:style-name="T1">s</text:span><text:span text:style-name="T1">si</text:span><text:span text:style-name="T1">g</text:span><text:span text:style-name="T1">n</text:span><text:span text:style-name="T1">m</text:span><text:span text:style-name="T1">e</text:span><text:span text:style-name="T1">n</text:span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.81cm" svg:height="1.397cm" svg:x="3.54cm" svg:y="7.35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.81cm" svg:height="1.397cm" svg:x="11.16cm" svg:y="7.35cm">
          <text:p text:style-name="P1"><text:span text:style-name="T1">multipl</text:span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81cm" svg:height="1.397cm" svg:x="8.62cm" svg:y="9.8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3.81cm" svg:height="1.397cm" svg:x="13.7cm" svg:y="9.89cm">
          <text:p text:style-name="P1"><text:span text:style-name="T1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1.27cm" svg:height="1.27cm" svg:x="4.81cm" svg:y="13.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1" draw:id="id11" draw:layer="layout" svg:width="1.27cm" svg:height="1.27cm" svg:x="6.08cm" svg:y="13.7cm">
          <text:p text:style-name="P4"><text:span text:style-name="T3">␣</text:span></text:p>
          <draw:enhanced-geometry svg:viewBox="0 0 21600 21600" draw:type="rectangle" draw:enhanced-path="M 0 0 L 21600 0 21600 21600 0 21600 0 0 Z N"/>
        </draw:custom-shape>
        <draw:custom-shape draw:style-name="gr2" draw:text-style-name="P7" xml:id="id3" draw:id="id3" draw:layer="layout" svg:width="1.27cm" svg:height="1.27cm" svg:x="7.35cm" svg:y="13.7cm">
          <text:p text:style-name="P6"><text:span text:style-name="T3">=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12" draw:id="id12" draw:layer="layout" svg:width="1.27cm" svg:height="1.27cm" svg:x="8.621cm" svg:y="13.7cm">
          <text:p text:style-name="P6"><text:span text:style-name="T3">␣</text:span></text:p>
          <draw:enhanced-geometry svg:viewBox="0 0 21600 21600" draw:type="rectangle" draw:enhanced-path="M 0 0 L 21600 0 21600 21600 0 21600 0 0 Z N"/>
        </draw:custom-shape>
        <draw:custom-shape draw:style-name="gr2" draw:text-style-name="P7" xml:id="id5" draw:id="id5" draw:layer="layout" svg:width="1.27cm" svg:height="1.27cm" svg:x="9.891cm" svg:y="13.7cm">
          <text:p text:style-name="P6"><text:span text:style-name="T3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13" draw:id="id13" draw:layer="layout" svg:width="1.27cm" svg:height="1.27cm" svg:x="11.161cm" svg:y="13.7cm">
          <text:p text:style-name="P6"><text:span text:style-name="T3">␣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7" draw:id="id7" draw:layer="layout" svg:width="1.27cm" svg:height="1.27cm" svg:x="12.431cm" svg:y="13.7cm">
          <text:p text:style-name="P6"><text:span text:style-name="T4">*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27cm" svg:height="1.27cm" svg:x="13.702cm" svg:y="13.7cm">
          <text:p text:style-name="P6"><text:span text:style-name="T3">␣</text:span></text:p>
          <draw:enhanced-geometry svg:viewBox="0 0 21600 21600" draw:type="rectangle" draw:enhanced-path="M 0 0 L 21600 0 21600 21600 0 21600 0 0 Z N"/>
        </draw:custom-shape>
        <draw:custom-shape draw:style-name="gr2" draw:text-style-name="P7" xml:id="id9" draw:id="id9" draw:layer="layout" svg:width="1.27cm" svg:height="1.27cm" svg:x="14.972cm" svg:y="13.7cm">
          <text:p text:style-name="P6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4" draw:id="id14" draw:layer="layout" svg:width="1.27cm" svg:height="1.27cm" svg:x="16.24cm" svg:y="13.7cm">
          <text:p text:style-name="P4"><text:span text:style-name="T5">⏎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draw:type="curve" svg:x1="5.445cm" svg:y1="13.7cm" svg:x2="5.445cm" svg:y2="8.747cm" draw:start-shape="id1" draw:start-glue-point="0" draw:end-shape="id2" draw:end-glue-point="2" svg:d="M5445 13700v-4953" svg:viewBox="0 0 1 4954">
          <text:p/>
        </draw:connector>
        <draw:connector draw:style-name="gr6" draw:text-style-name="P9" draw:layer="layout" draw:type="curve" draw:line-skew="-0.683cm" svg:x1="7.985cm" svg:y1="13.7cm" svg:x2="9.255cm" svg:y2="6.207cm" draw:start-shape="id3" draw:start-glue-point="0" draw:end-shape="id4" draw:end-glue-point="2" svg:d="M7985 13700c0-6643 1270-2897 1270-7493" svg:viewBox="0 0 1271 7494">
          <text:p/>
        </draw:connector>
        <draw:connector draw:style-name="gr5" draw:text-style-name="P9" draw:layer="layout" draw:type="curve" svg:x1="10.526cm" svg:y1="13.7cm" svg:x2="10.525cm" svg:y2="11.287cm" draw:start-shape="id5" draw:start-glue-point="0" draw:end-shape="id6" draw:end-glue-point="2" svg:d="M10526 13700c0-1809-1-603-1-2413" svg:viewBox="0 0 2 2414">
          <text:p/>
        </draw:connector>
        <draw:connector draw:style-name="gr6" draw:text-style-name="P9" draw:layer="layout" draw:type="curve" svg:x1="13.066cm" svg:y1="13.7cm" svg:x2="13.065cm" svg:y2="8.747cm" draw:start-shape="id7" draw:start-glue-point="0" draw:end-shape="id8" draw:end-glue-point="2" svg:d="M13066 13700c0-3714-1-1238-1-4953" svg:viewBox="0 0 2 4954">
          <text:p/>
        </draw:connector>
        <draw:connector draw:style-name="gr5" draw:text-style-name="P9" draw:layer="layout" draw:type="curve" svg:x1="15.607cm" svg:y1="13.7cm" svg:x2="15.605cm" svg:y2="11.287cm" draw:start-shape="id9" draw:start-glue-point="0" draw:end-shape="id10" draw:end-glue-point="2" svg:d="M15607 13700c0-1809-2-603-2-2413" svg:viewBox="0 0 3 2414">
          <text:p/>
        </draw:connector>
        <draw:connector draw:style-name="gr7" draw:text-style-name="P9" draw:layer="layout" draw:type="line" svg:x1="9.255cm" svg:y1="6.207cm" svg:x2="5.445cm" svg:y2="7.35cm" draw:start-shape="id4" draw:start-glue-point="2" draw:end-shape="id2" draw:end-glue-point="0" svg:d="M9255 6207l-3810 1143" svg:viewBox="0 0 3811 1144">
          <text:p/>
        </draw:connector>
        <draw:connector draw:style-name="gr7" draw:text-style-name="P9" draw:layer="layout" draw:type="line" svg:x1="9.255cm" svg:y1="6.207cm" svg:x2="13.065cm" svg:y2="7.35cm" draw:start-shape="id4" draw:start-glue-point="2" draw:end-shape="id8" draw:end-glue-point="0" svg:d="M9255 6207l3810 1143" svg:viewBox="0 0 3811 1144">
          <text:p/>
        </draw:connector>
        <draw:connector draw:style-name="gr7" draw:text-style-name="P9" draw:layer="layout" draw:type="line" svg:x1="13.065cm" svg:y1="8.747cm" svg:x2="10.525cm" svg:y2="9.89cm" draw:start-shape="id8" draw:start-glue-point="2" draw:end-shape="id6" draw:end-glue-point="0" svg:d="M13065 8747l-2540 1143" svg:viewBox="0 0 2541 1144">
          <text:p/>
        </draw:connector>
        <draw:connector draw:style-name="gr7" draw:text-style-name="P9" draw:layer="layout" draw:type="line" svg:x1="13.065cm" svg:y1="8.747cm" svg:x2="15.605cm" svg:y2="9.89cm" draw:start-shape="id8" draw:start-glue-point="2" draw:end-shape="id10" draw:end-glue-point="0" svg:d="M13065 8747l2540 1143" svg:viewBox="0 0 2541 1144">
          <text:p/>
        </draw:connector>
        <draw:connector draw:style-name="gr6" draw:text-style-name="P9" draw:layer="layout" draw:type="curve" draw:line-skew="-0.54cm" svg:x1="6.715cm" svg:y1="13.7cm" svg:x2="9.255cm" svg:y2="6.207cm" draw:start-shape="id11" draw:start-glue-point="0" draw:end-shape="id4" draw:end-glue-point="2" svg:d="M6715 13700c0-6429 2540-2683 2540-7493" svg:viewBox="0 0 2541 7494">
          <text:p/>
        </draw:connector>
        <draw:connector draw:style-name="gr6" draw:text-style-name="P9" draw:layer="layout" draw:type="curve" draw:line-skew="-0.413cm" svg:x1="9.256cm" svg:y1="13.7cm" svg:x2="9.255cm" svg:y2="6.207cm" draw:start-shape="id12" draw:start-glue-point="0" draw:end-shape="id4" draw:end-glue-point="2" svg:d="M9256 13700c0-6238-1-2492-1-7493" svg:viewBox="0 0 2 7494">
          <text:p/>
        </draw:connector>
        <draw:connector draw:style-name="gr6" draw:text-style-name="P9" draw:layer="layout" draw:type="curve" draw:line-skew="0.444cm" svg:x1="11.796cm" svg:y1="13.7cm" svg:x2="13.065cm" svg:y2="8.747cm" draw:start-shape="id13" draw:start-glue-point="0" draw:end-shape="id8" draw:end-glue-point="2" svg:d="M11796 13700c0-3048 1269-572 1269-4953" svg:viewBox="0 0 1270 4954">
          <text:p/>
        </draw:connector>
        <draw:connector draw:style-name="gr6" draw:text-style-name="P9" draw:layer="layout" draw:type="curve" draw:line-skew="0.444cm" svg:x1="14.337cm" svg:y1="13.701cm" svg:x2="13.068cm" svg:y2="8.748cm" svg:d="M14337 13701c0-3048-1269-572-1269-4953" svg:viewBox="0 0 1270 4954">
          <text:p/>
        </draw:connector>
        <draw:connector draw:style-name="gr6" draw:text-style-name="P9" draw:layer="layout" draw:type="curve" svg:x1="16.875cm" svg:y1="13.7cm" svg:x2="11.16cm" svg:y2="5.508cm" draw:start-shape="id14" draw:start-glue-point="0" draw:end-shape="id4" draw:end-glue-point="1" svg:d="M16875 13700c0-5462-1905-8192-5715-8192" svg:viewBox="0 0 5716 8193">
          <text:p/>
        </draw:connector>
        <draw:frame draw:style-name="gr8" draw:text-style-name="P10" draw:layer="layout" svg:width="1.979cm" svg:height="1.073cm" svg:x="5.191cm" svg:y="5.445cm">
          <draw:text-box>
            <text:p><text:span text:style-name="T6">UAST</text:span></text:p>
          </draw:text-box>
        </draw:frame>
        <draw:frame draw:style-name="gr9" draw:text-style-name="P11" draw:layer="layout" svg:width="2.327cm" svg:height="1.895cm" svg:x="2.289cm" svg:y="13.356cm">
          <draw:text-box>
            <text:p text:style-name="P1"><text:span text:style-name="T6">Virtual</text:span></text:p>
            <text:p text:style-name="P1"><text:span text:style-name="T6">nodes</text:span></text:p>
          </draw:text-box>
        </draw:frame>
      </draw:page>
      <draw:page draw:name="page2" draw:style-name="dp1" draw:master-page-name="Default">
        <draw:custom-shape draw:style-name="gr10" draw:text-style-name="P12" xml:id="id19" draw:id="id19" draw:layer="layout" svg:width="1.27cm" svg:height="1.27cm" svg:x="4.81cm" svg:y="8.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xml:id="id21" draw:id="id21" draw:layer="layout" svg:width="1.27cm" svg:height="1.27cm" svg:x="6.08cm" svg:y="8.62cm">
          <text:p text:style-name="P4"><text:span text:style-name="T3">␣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2" draw:id="id22" draw:layer="layout" svg:width="1.27cm" svg:height="1.27cm" svg:x="7.35cm" svg:y="8.62cm">
          <text:p text:style-name="P6"><text:span text:style-name="T3">=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xml:id="id23" draw:id="id23" draw:layer="layout" svg:width="1.27cm" svg:height="1.27cm" svg:x="8.621cm" svg:y="8.62cm">
          <text:p text:style-name="P6"><text:span text:style-name="T3">␣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4" draw:id="id24" draw:layer="layout" svg:width="1.27cm" svg:height="1.27cm" svg:x="9.891cm" svg:y="8.62cm">
          <text:p text:style-name="P6"><text:span text:style-name="T3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xml:id="id15" draw:id="id15" draw:layer="layout" svg:width="1.27cm" svg:height="1.27cm" svg:x="11.161cm" svg:y="8.62cm">
          <text:p text:style-name="P6"><text:span text:style-name="T3">␣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xml:id="id25" draw:id="id25" draw:layer="layout" svg:width="1.27cm" svg:height="1.27cm" svg:x="12.431cm" svg:y="8.62cm">
          <text:p text:style-name="P6"><text:span text:style-name="T4">*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26" draw:id="id26" draw:layer="layout" svg:width="1.27cm" svg:height="1.27cm" svg:x="13.702cm" svg:y="8.62cm">
          <text:p text:style-name="P6"><text:span text:style-name="T3">␣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xml:id="id27" draw:id="id27" draw:layer="layout" svg:width="1.27cm" svg:height="1.27cm" svg:x="14.972cm" svg:y="8.62cm">
          <text:p text:style-name="P6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28" draw:id="id28" draw:layer="layout" svg:width="1.27cm" svg:height="1.27cm" svg:x="16.24cm" svg:y="8.62cm">
          <text:p text:style-name="P4"><text:span text:style-name="T5">⏎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29" draw:id="id29" draw:layer="layout" svg:width="1.27cm" svg:height="1.27cm" svg:x="17.51cm" svg:y="8.62cm">
          <text:p text:style-name="P4"><text:span text:style-name="T5">⏎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3.81cm" svg:height="1.397cm" svg:x="9.89cm" svg:y="6.08cm">
          <text:p text:style-name="P1"><text:span text:style-name="T1">multip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7" draw:id="id17" draw:layer="layout" svg:width="3.81cm" svg:height="1.397cm" svg:x="9.89cm" svg:y="3.54cm">
          <text:p text:style-name="P1"><text:span text:style-name="T1">assig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8" draw:id="id18" draw:layer="layout" svg:width="3.81cm" svg:height="1.397cm" svg:x="9.892cm" svg:y="0.98cm">
          <text:p text:style-name="P1"><text:span text:style-name="T1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9" draw:layer="layout" svg:x1="11.796cm" svg:y1="8.62cm" svg:x2="11.795cm" svg:y2="7.477cm" draw:start-shape="id15" draw:start-glue-point="0" draw:end-shape="id16" draw:end-glue-point="2" svg:d="M11796 8620v-571h-1v-572" svg:viewBox="0 0 2 1144">
          <text:p/>
        </draw:connector>
        <draw:connector draw:style-name="gr7" draw:text-style-name="P9" draw:layer="layout" draw:type="curve" svg:x1="11.795cm" svg:y1="6.08cm" svg:x2="11.795cm" svg:y2="4.937cm" draw:start-shape="id16" draw:start-glue-point="0" draw:end-shape="id17" draw:end-glue-point="2" svg:d="M11795 6080v-1143" svg:viewBox="0 0 1 1144">
          <text:p/>
        </draw:connector>
        <draw:connector draw:style-name="gr7" draw:text-style-name="P9" draw:layer="layout" draw:type="curve" svg:x1="11.795cm" svg:y1="3.54cm" svg:x2="11.797cm" svg:y2="2.377cm" draw:start-shape="id17" draw:start-glue-point="0" draw:end-shape="id18" draw:end-glue-point="2" svg:d="M11795 3540c0-873 2-292 2-1163" svg:viewBox="0 0 3 1164">
          <text:p/>
        </draw:connector>
        <draw:frame draw:style-name="gr17" draw:text-style-name="P19" xml:id="id20" draw:id="id20" draw:layer="layout" svg:width="4.507cm" svg:height="1.894cm" svg:x="9.509cm" svg:y="12.303cm">
          <draw:text-box>
            <text:p><text:span text:style-name="T7">🌲🌳</text:span></text:p>
          </draw:text-box>
        </draw:frame>
        <draw:connector draw:style-name="gr18" draw:text-style-name="P9" draw:layer="layout" draw:type="curve" svg:x1="5.445cm" svg:y1="9.89cm" svg:x2="11.762cm" svg:y2="12.303cm" draw:start-shape="id19" draw:start-glue-point="2" draw:end-shape="id20" draw:end-glue-point="0" svg:d="M5445 9890c0 1810 6317 604 6317 2413" svg:viewBox="0 0 6318 2414">
          <text:p/>
        </draw:connector>
        <draw:connector draw:style-name="gr19" draw:text-style-name="P9" draw:layer="layout" draw:type="curve" draw:line-skew="-6.094cm 1.825cm" svg:x1="9.89cm" svg:y1="6.778cm" svg:x2="11.762cm" svg:y2="12.303cm" draw:start-shape="id16" draw:start-glue-point="3" draw:end-shape="id20" draw:end-glue-point="0" svg:d="M9890 6778c-9892 0-8244 2469-5303 3631s7175 1014 7175 1894" svg:viewBox="0 0 9438 5526">
          <text:p/>
        </draw:connector>
        <draw:connector draw:style-name="gr19" draw:text-style-name="P9" draw:layer="layout" draw:type="curve" draw:line-skew="-6.158cm 3.27cm" svg:x1="9.89cm" svg:y1="4.238cm" svg:x2="11.762cm" svg:y2="12.303cm" draw:start-shape="id17" draw:start-glue-point="3" draw:end-shape="id20" draw:end-glue-point="0" svg:d="M9890 4238c-9988 0-8324 3827-5359 5689s7231 1758 7231 2376" svg:viewBox="0 0 9513 8066">
          <text:p/>
        </draw:connector>
        <draw:connector draw:style-name="gr19" draw:text-style-name="P9" draw:layer="layout" draw:type="curve" draw:line-skew="-6.171cm 4.856cm" svg:x1="9.892cm" svg:y1="1.678cm" svg:x2="11.762cm" svg:y2="12.303cm" draw:start-shape="id18" draw:start-glue-point="3" draw:end-shape="id20" draw:end-glue-point="0" svg:d="M9892 1678c-10008 0-8341 5259-5371 7876s7241 2590 7241 2749" svg:viewBox="0 0 9526 10626">
          <text:p/>
        </draw:connector>
        <draw:connector draw:style-name="gr18" draw:text-style-name="P9" draw:layer="layout" draw:type="curve" svg:x1="6.715cm" svg:y1="9.89cm" svg:x2="11.762cm" svg:y2="12.303cm" draw:start-shape="id21" draw:start-glue-point="2" draw:end-shape="id20" draw:end-glue-point="0" svg:d="M6715 9890c0 1810 5047 604 5047 2413" svg:viewBox="0 0 5048 2414">
          <text:p/>
        </draw:connector>
        <draw:connector draw:style-name="gr18" draw:text-style-name="P9" draw:layer="layout" draw:type="curve" svg:x1="7.985cm" svg:y1="9.89cm" svg:x2="11.762cm" svg:y2="12.303cm" draw:start-shape="id22" draw:start-glue-point="2" draw:end-shape="id20" draw:end-glue-point="0" svg:d="M7985 9890c0 1810 3777 604 3777 2413" svg:viewBox="0 0 3778 2414">
          <text:p/>
        </draw:connector>
        <draw:connector draw:style-name="gr18" draw:text-style-name="P9" draw:layer="layout" draw:type="curve" svg:x1="9.256cm" svg:y1="9.89cm" svg:x2="11.762cm" svg:y2="12.303cm" draw:start-shape="id23" draw:start-glue-point="2" draw:end-shape="id20" draw:end-glue-point="0" svg:d="M9256 9890c0 1810 2506 604 2506 2413" svg:viewBox="0 0 2507 2414">
          <text:p/>
        </draw:connector>
        <draw:connector draw:style-name="gr18" draw:text-style-name="P9" draw:layer="layout" draw:type="curve" svg:x1="10.526cm" svg:y1="9.89cm" svg:x2="11.762cm" svg:y2="12.303cm" draw:start-shape="id24" draw:start-glue-point="2" draw:end-shape="id20" draw:end-glue-point="0" svg:d="M10526 9890c0 1810 1236 604 1236 2413" svg:viewBox="0 0 1237 2414">
          <text:p/>
        </draw:connector>
        <draw:connector draw:style-name="gr20" draw:text-style-name="P9" draw:layer="layout" draw:type="curve" svg:x1="13.066cm" svg:y1="9.89cm" svg:x2="11.762cm" svg:y2="12.303cm" draw:start-shape="id25" draw:start-glue-point="2" draw:end-shape="id20" draw:end-glue-point="0" svg:d="M13066 9890c0 1810-1304 604-1304 2413" svg:viewBox="0 0 1305 2414">
          <text:p/>
        </draw:connector>
        <draw:connector draw:style-name="gr20" draw:text-style-name="P9" draw:layer="layout" draw:type="curve" svg:x1="14.337cm" svg:y1="9.89cm" svg:x2="11.762cm" svg:y2="12.303cm" draw:start-shape="id26" draw:start-glue-point="2" draw:end-shape="id20" draw:end-glue-point="0" svg:d="M14337 9890c0 1810-2575 604-2575 2413" svg:viewBox="0 0 2576 2414">
          <text:p/>
        </draw:connector>
        <draw:connector draw:style-name="gr20" draw:text-style-name="P9" draw:layer="layout" draw:type="curve" svg:x1="15.607cm" svg:y1="9.89cm" svg:x2="11.762cm" svg:y2="12.303cm" draw:start-shape="id27" draw:start-glue-point="2" draw:end-shape="id20" draw:end-glue-point="0" svg:d="M15607 9890c0 1810-3845 604-3845 2413" svg:viewBox="0 0 3846 2414">
          <text:p/>
        </draw:connector>
        <draw:connector draw:style-name="gr20" draw:text-style-name="P9" draw:layer="layout" draw:type="curve" svg:x1="16.875cm" svg:y1="9.89cm" svg:x2="11.762cm" svg:y2="12.303cm" draw:start-shape="id28" draw:start-glue-point="2" draw:end-shape="id20" draw:end-glue-point="0" svg:d="M16875 9890c0 1810-5113 604-5113 2413" svg:viewBox="0 0 5114 2414">
          <text:p/>
        </draw:connector>
        <draw:connector draw:style-name="gr20" draw:text-style-name="P9" draw:layer="layout" draw:type="curve" svg:x1="18.145cm" svg:y1="9.89cm" svg:x2="11.762cm" svg:y2="12.303cm" draw:start-shape="id29" draw:start-glue-point="2" draw:end-shape="id20" draw:end-glue-point="0" svg:d="M18145 9890c0 1810-6383 604-6383 2413" svg:viewBox="0 0 6384 2414">
          <text:p/>
        </draw:connector>
      </draw:page>
      <draw:page draw:name="page3" draw:style-name="dp1" draw:master-page-name="Default">
        <draw:custom-shape draw:style-name="gr21" draw:text-style-name="P20" xml:id="id30" draw:id="id30" draw:layer="layout" svg:width="2.54cm" svg:height="1.27cm" svg:x="8.62cm" svg:y="2.905cm">
          <text:p text:style-name="P20"><text:span text:style-name="T6">a &gt; </text:span><text:span text:style-name="T6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xml:id="id31" draw:id="id31" draw:layer="layout" svg:width="2.539cm" svg:height="1.27cm" svg:x="5.064cm" svg:y="5.445cm">
          <text:p text:style-name="P20"><text:span text:style-name="T6">b &gt;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xml:id="id32" draw:id="id32" draw:layer="layout" svg:width="2.54cm" svg:height="1.27cm" svg:x="12.049cm" svg:y="5.445cm">
          <text:p text:style-name="P20"><text:span text:style-name="T6">c is 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xml:id="id33" draw:id="id33" draw:layer="layout" svg:width="2.539cm" svg:height="1.27cm" svg:x="3.54cm" svg:y="7.936cm">
          <text:p text:style-name="P20"><text:span text:style-name="T6">c is fal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xml:id="id34" draw:id="id34" draw:layer="layout" svg:width="2.54cm" svg:height="1.27cm" svg:x="6.715cm" svg:y="7.936cm">
          <text:p text:style-name="P20"><text:span text:style-name="T6">b &lt;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xml:id="id35" draw:id="id35" draw:layer="layout" svg:width="2.54cm" svg:height="1.27cm" svg:x="10.525cm" svg:y="7.936cm">
          <text:p text:style-name="P20"><text:span text:style-name="T6">a &lt; 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xml:id="id36" draw:id="id36" draw:layer="layout" svg:width="2.54cm" svg:height="1.27cm" svg:x="13.7cm" svg:y="7.936cm">
          <text:p text:style-name="P20"><text:span text:style-name="T6">b &gt;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9" draw:layer="layout" draw:type="line" svg:x1="9.89cm" svg:y1="4.175cm" svg:x2="6.333cm" svg:y2="5.445cm" draw:start-shape="id30" draw:start-glue-point="2" draw:end-shape="id31" draw:end-glue-point="0" svg:d="M9890 4175l-3557 1270" svg:viewBox="0 0 3558 1271">
          <text:p/>
        </draw:connector>
        <draw:connector draw:style-name="gr23" draw:text-style-name="P9" draw:layer="layout" draw:type="line" svg:x1="9.89cm" svg:y1="4.175cm" svg:x2="13.319cm" svg:y2="5.445cm" draw:start-shape="id30" draw:start-glue-point="2" draw:end-shape="id32" draw:end-glue-point="0" svg:d="M9890 4175l3429 1270" svg:viewBox="0 0 3430 1271">
          <text:p/>
        </draw:connector>
        <draw:connector draw:style-name="gr23" draw:text-style-name="P9" draw:layer="layout" draw:type="line" svg:x1="6.333cm" svg:y1="6.715cm" svg:x2="4.809cm" svg:y2="7.936cm" draw:start-shape="id31" draw:start-glue-point="2" draw:end-shape="id33" draw:end-glue-point="0" svg:d="M6333 6715l-1524 1221" svg:viewBox="0 0 1525 1222">
          <text:p/>
        </draw:connector>
        <draw:connector draw:style-name="gr23" draw:text-style-name="P9" draw:layer="layout" draw:type="line" svg:x1="6.333cm" svg:y1="6.715cm" svg:x2="7.985cm" svg:y2="7.936cm" draw:start-shape="id31" draw:start-glue-point="2" draw:end-shape="id34" draw:end-glue-point="0" svg:d="M6333 6715l1652 1221" svg:viewBox="0 0 1653 1222">
          <text:p/>
        </draw:connector>
        <draw:connector draw:style-name="gr23" draw:text-style-name="P9" draw:layer="layout" draw:type="line" svg:x1="13.319cm" svg:y1="6.715cm" svg:x2="11.795cm" svg:y2="7.936cm" draw:start-shape="id32" draw:start-glue-point="2" draw:end-shape="id35" draw:end-glue-point="0" svg:d="M13319 6715l-1524 1221" svg:viewBox="0 0 1525 1222">
          <text:p/>
        </draw:connector>
        <draw:connector draw:style-name="gr23" draw:text-style-name="P9" draw:layer="layout" draw:type="line" svg:x1="13.319cm" svg:y1="6.715cm" svg:x2="14.97cm" svg:y2="7.936cm" draw:start-shape="id32" draw:start-glue-point="2" draw:end-shape="id36" draw:end-glue-point="0" svg:d="M13319 6715l1651 1221" svg:viewBox="0 0 1652 1222">
          <text:p/>
        </draw:connector>
        <draw:custom-shape draw:style-name="gr24" draw:text-style-name="P21" xml:id="id37" draw:id="id37" draw:layer="layout" svg:width="2.54cm" svg:height="1.27cm" svg:x="3.54cm" svg:y="10.476cm">
          <text:p text:style-name="P20"><text:span text:style-name="T6">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xml:id="id38" draw:id="id38" draw:layer="layout" svg:width="2.54cm" svg:height="1.27cm" svg:x="6.715cm" svg:y="10.476cm">
          <text:p text:style-name="P20"><text:span text:style-name="T6">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xml:id="id39" draw:id="id39" draw:layer="layout" svg:width="2.54cm" svg:height="1.27cm" svg:x="10.525cm" svg:y="10.476cm">
          <text:p text:style-name="P20"><text:span text:style-name="T6">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xml:id="id40" draw:id="id40" draw:layer="layout" svg:width="2.54cm" svg:height="1.27cm" svg:x="13.7cm" svg:y="10.476cm">
          <text:p text:style-name="P20"><text:span text:style-name="T6">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9" draw:layer="layout" draw:type="line" svg:x1="4.809cm" svg:y1="9.206cm" svg:x2="4.81cm" svg:y2="10.476cm" draw:start-shape="id33" draw:start-glue-point="2" draw:end-shape="id37" draw:end-glue-point="4" svg:d="M4809 9206l1 1270" svg:viewBox="0 0 2 1271">
          <text:p/>
        </draw:connector>
        <draw:connector draw:style-name="gr23" draw:text-style-name="P9" draw:layer="layout" draw:type="line" svg:x1="7.985cm" svg:y1="9.206cm" svg:x2="7.985cm" svg:y2="10.476cm" draw:start-shape="id34" draw:start-glue-point="2" draw:end-shape="id38" draw:end-glue-point="4" svg:d="M7985 9206v1270" svg:viewBox="0 0 1 1271">
          <text:p/>
        </draw:connector>
        <draw:connector draw:style-name="gr23" draw:text-style-name="P9" draw:layer="layout" draw:type="line" svg:x1="11.795cm" svg:y1="9.206cm" svg:x2="11.795cm" svg:y2="10.476cm" draw:start-shape="id35" draw:start-glue-point="2" draw:end-shape="id39" draw:end-glue-point="4" svg:d="M11795 9206v1270" svg:viewBox="0 0 1 1271">
          <text:p/>
        </draw:connector>
        <draw:connector draw:style-name="gr23" draw:text-style-name="P9" draw:layer="layout" draw:type="line" svg:x1="14.97cm" svg:y1="9.206cm" svg:x2="14.97cm" svg:y2="10.476cm" draw:start-shape="id36" draw:start-glue-point="2" draw:end-shape="id40" draw:end-glue-point="4" svg:d="M14970 9206v1270" svg:viewBox="0 0 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400d9a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102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1T16:27:51.842910724</meta:creation-date>
    <dc:date>2019-01-31T23:05:19.354143310</dc:date>
    <meta:editing-duration>PT4H20M49S</meta:editing-duration>
    <meta:editing-cycles>6</meta:editing-cycles>
    <meta:generator>LibreOffice/6.0.7.3$Linux_X86_64 LibreOffice_project/00m0$Build-3</meta:generator>
    <meta:document-statistic meta:object-count="83"/>
  </office:meta>
</office:document-meta>
</file>